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lack-Lato" svg:font-family="Slack-Lato, appleLogo, sans-serif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86b8" officeooo:paragraph-rsid="000386b8"/>
    </style:style>
    <style:style style:name="P2" style:family="paragraph" style:parent-style-name="Standard">
      <style:text-properties officeooo:paragraph-rsid="000386b8"/>
    </style:style>
    <style:style style:name="P3" style:family="paragraph" style:parent-style-name="Standard">
      <style:text-properties officeooo:rsid="0003e29c" officeooo:paragraph-rsid="0003e29c"/>
    </style:style>
    <style:style style:name="P4" style:family="paragraph" style:parent-style-name="Standard">
      <style:text-properties officeooo:paragraph-rsid="0003e29c"/>
    </style:style>
    <style:style style:name="P5" style:family="paragraph" style:parent-style-name="Standard">
      <style:text-properties officeooo:rsid="00046b4e" officeooo:paragraph-rsid="00046b4e"/>
    </style:style>
    <style:style style:name="T1" style:family="text">
      <style:text-properties officeooo:rsid="000386b8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fo:letter-spacing="normal" fo:font-style="normal" fo:font-weight="normal" officeooo:rsid="000386b8"/>
    </style:style>
    <style:style style:name="T4" style:family="text">
      <style:text-properties fo:font-variant="normal" fo:text-transform="none" fo:letter-spacing="normal" fo:font-style="normal" fo:font-weight="normal" officeooo:rsid="0003e29c"/>
    </style:style>
    <style:style style:name="T5" style:family="text">
      <style:text-properties fo:font-variant="normal" fo:text-transform="none" fo:color="#1d1c1d" style:font-name="sans-serif" fo:font-size="10.5pt" fo:letter-spacing="normal" fo:font-style="normal" fo:font-weight="normal"/>
    </style:style>
    <style:style style:name="T6" style:family="text">
      <style:text-properties officeooo:rsid="00046b4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- Ticket Price aggregator for previous prices</text:span></text:p>
      <text:p text:style-name="P1"><text:span text:style-name="T2"/></text:p>
      <text:p text:style-name="P1"><text:span text:style-name="T2">-Summary: aggregate data based on previous event prices for bands, events, shows, to better </text:span><text:line-break/><text:span text:style-name="T2">inform</text:span><text:line-break/><text:span text:style-name="T2">user of possible prices for next tour and display general analysed data.</text:span></text:p>
      <text:p text:style-name="P1"><text:span text:style-name="T2"/></text:p>
      <text:p text:style-name="P1"><text:span text:style-name="T2">- Data: user generated as there is no API we have found as yet that serves this kind of data for </text:span><text:line-break/><text:span text:style-name="T2">previous events, only currently available events.</text:span></text:p>
      <text:p text:style-name="P1"><text:span text:style-name="T2"/></text:p>
      <text:p text:style-name="P1"><text:span text:style-name="T2"/></text:p>
      <text:p text:style-name="P1"><text:span text:style-name="T2">-Tech: May involve learning new database systems to more easily access info about a certain event </text:span><text:line-break/><text:span text:style-name="T2">as they may have kinds of data; a festival event may have multiple listings for artists whereas a </text:span><text:line-break/><text:span text:style-name="T2">football event has none, but has teams.</text:span></text:p>
      <text:p text:style-name="P1"><text:span text:style-name="T2"/></text:p>
      <text:p text:style-name="P1"><text:span text:style-name="T2">Tech-Stack;</text:span></text:p>
      <text:p text:style-name="P1"><text:span text:style-name="T2">Database: </text:span><text:span text:style-name="T4">M</text:span><text:span text:style-name="T2">ongoDB</text:span></text:p>
      <text:p text:style-name="P1"><text:span text:style-name="T2">API: </text:span><text:span text:style-name="T4">SongKick for past events</text:span></text:p>
      <text:p text:style-name="P3"><text:span text:style-name="T4">B</text:span><text:span text:style-name="T2">ack-end: JS</text:span></text:p>
      <text:p text:style-name="P1"><text:span text:style-name="T2">Front end: React</text:span><text:line-break/></text:p>
      <text:p text:style-name="P2"><text:span text:style-name="T3"><text:line-break/></text:span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oft-page-break/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>-Recycling App for your area</text:span><text:span text:style-name="T1"><text:line-break/></text:span></text:p>
      <text:p text:style-name="P2"><text:span text:style-name="T3"/></text:p>
      <text:p text:style-name="P2"><text:span text:style-name="T3">-Summary: Scanning a product barcode would tell you what materials it is made from and using </text:span><text:span text:style-name="T1"><text:line-break/></text:span><text:span text:style-name="T3">geolocation mixed with data from recycling plant websites, could tell you how easy this product is </text:span><text:span text:style-name="T1"><text:line-break/></text:span><text:span text:style-name="T3">to recycle in your area, based on what is actually available at your closest plant. Could also be </text:span><text:span text:style-name="T1"><text:line-break/></text:span><text:span text:style-name="T3">game-ified to incentivise users to buy more sustainable and recycle more.</text:span><text:span text:style-name="T1"><text:line-break/></text:span></text:p>
      <text:p text:style-name="P2"><text:span text:style-name="T3"/></text:p>
      <text:p text:style-name="P2"><text:span text:style-name="T3"/></text:p>
      <text:p text:style-name="P2"><text:span text:style-name="T3">-Data: Unfortunately as shown by other apps, the data for the types of materials on different </text:span><text:span text:style-name="T1"><text:line-break/></text:span><text:span text:style-name="T3">products is currently not available based on the barcode API. Other apps of this kind rely on user </text:span><text:span text:style-name="T1"><text:line-break/></text:span><text:span text:style-name="T3">interaction to enter the kind of packaging and then the data is insinuated from that. With a gameified</text:span><text:span text:style-name="T1"><text:line-break/></text:span><text:span text:style-name="T3">version it could incentivise users more to use the app. This unfortunately does mean that the app </text:span><text:span text:style-name="T1"><text:line-break/></text:span><text:span text:style-name="T3">will only be as useful as its user-base size.</text:span><text:span text:style-name="T1"><text:line-break/></text:span></text:p>
      <text:p text:style-name="P2"><text:span text:style-name="T3"/></text:p>
      <text:p text:style-name="P4"><text:span text:style-name="T3">-Tech: Geo-location/googles maps API integration, data requests from local council recycling </text:span><text:span text:style-name="T1"><text:line-break/></text:span><text:span text:style-name="T3">centers</text:span></text:p>
      <text:p text:style-name="P4"><text:span text:style-name="T3"/></text:p>
      <text:p text:style-name="P4"><text:span text:style-name="T4">Tech-stack:</text:span></text:p>
      <text:p text:style-name="P4"><text:span text:style-name="T4">Google maps API</text:span></text:p>
      <text:p text:style-name="P4"><text:span text:style-name="T4">Data requests from local council</text:span></text:p>
      <text:p text:style-name="P3"><text:span text:style-name="T2">Geo location services</text:span></text:p>
      <text:p text:style-name="P3"><text:span text:style-name="T2"/></text:p>
      <text:p text:style-name="P3"><text:span text:style-name="T2">Barcode Scanning framework</text:span></text:p>
      <text:p text:style-name="P5"><text:span text:style-name="T2">to Barcode API</text:span></text:p>
      <text:p text:style-name="P5"><text:span text:style-name="T2">to User Input for materials</text:span></text:p>
      <text:p text:style-name="P5"><text:span text:style-name="T2">to Google maps API/location</text:span></text:p>
      <text:p text:style-name="P5"><text:span text:style-name="T2">to nearest council API</text:span></text:p>
      <text:p text:style-name="P5"><text:span text:style-name="T2"/></text:p>
      <text:p text:style-name="P5"><text:span text:style-name="T2"/></text:p>
      <text:p text:style-name="P5"><text:span text:style-name="T2">SQL database for storing product material</text:span></text:p>
      <text:p text:style-name="P4"><text:span text:style-name="T4"/></text:p>
      <text:p text:style-name="P4"><text:span text:style-name="T4"/></text:p>
      <text:p text:style-name="P4"><text:span text:style-name="T4">Front end: React Native</text:span><text:span text:style-name="T1"><text:line-break/></text:span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oft-page-break/><text:span text:style-name="T3"/></text:p>
      <text:p text:style-name="P2"><text:span text:style-name="T3"/></text:p>
      <text:p text:style-name="P2"><text:span text:style-name="T3">-Find musicians in your area</text:span><text:span text:style-name="T1"><text:line-break/></text:span></text:p>
      <text:p text:style-name="P2"><text:span text:style-name="T3"/></text:p>
      <text:p text:style-name="P2"><text:span text:style-name="T3"/></text:p>
      <text:p text:style-name="P2"><text:span text:style-name="T3">-Summary: Social media style app to find local musicians in your area. Currently most people do </text:span><text:span text:style-name="T1"><text:line-break/></text:span><text:span text:style-name="T3">this through message boards(online or IRL), this app would instead provide a nice ui layout where </text:span><text:span text:style-name="T1"><text:line-break/></text:span><text:span text:style-name="T3">people could post that they are searching for a band or a member. You could tell the app what </text:span><text:span text:style-name="T1"><text:line-break/></text:span><text:span text:style-name="T3">instruments you play and it would match you with people who are looking for those skills, sort of a </text:span><text:span text:style-name="T1"><text:line-break/></text:span><text:span text:style-name="T3">LinkedIn for musicians. We could use location data to find people only a certain radius and set </text:span><text:span text:style-name="T1"><text:line-break/></text:span><text:span text:style-name="T3">alerts when something that matches you is posted. You could post audio/video of yourself </text:span><text:span text:style-name="T1"><text:line-break/></text:span><text:span text:style-name="T3">performing to better facilitate matches.</text:span><text:span text:style-name="T1"><text:line-break/></text:span></text:p>
      <text:p text:style-name="P2"><text:span text:style-name="T3"/></text:p>
      <text:p text:style-name="P2"><text:span text:style-name="T3">-Data: Data would be provided by users upon sign up and thus the backend data would consist </text:span><text:span text:style-name="T5">mainly of user profiles, maybe in mongoDB to store many different kinds of users.</text:span></text:p>
      <text:p text:style-name="P2"><text:span text:style-name="T5"/></text:p>
      <text:p text:style-name="P2"><text:span text:style-name="T5">-Tech: We could use location data to find people in your area, alerts/push notifications to <text:line-break/>immediately notify you of a new position or that people are looking for a jam session</text:span></text:p>
      <text:p text:style-name="Standard"><text:line-break/><text:span text:style-name="T6">Tech-stack:</text:span></text:p>
      <text:p text:style-name="P5">Data from user input on sign up</text:p>
      <text:p text:style-name="P5">MongoDB for database</text:p>
      <text:p text:style-name="P5"/>
      <text:p text:style-name="P5">Geo-location to find local posts</text:p>
      <text:p text:style-name="P5">socket.io for chat clients</text:p>
      <text:p text:style-name="P5"/>
      <text:p text:style-name="P5"/>
      <text:p text:style-name="P5">Front-end: React Nativ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lack-Lato" svg:font-family="Slack-Lato, appleLogo, sans-serif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7T08:47:58.344414759</meta:creation-date>
    <dc:date>2021-10-27T09:18:08.429738643</dc:date>
    <meta:editing-duration>PT9M49S</meta:editing-duration>
    <meta:editing-cycles>1</meta:editing-cycles>
    <meta:document-statistic meta:table-count="0" meta:image-count="0" meta:object-count="0" meta:page-count="3" meta:paragraph-count="35" meta:word-count="508" meta:character-count="3032" meta:non-whitespace-character-count="2531"/>
    <meta:generator>LibreOffice/6.4.7.2$Linux_X86_64 LibreOffice_project/40$Build-2</meta:generator>
  </office:meta>
</office:document-meta>
</file>